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6.25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Doz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Является ли страховое свидетельство государственного пенсионного страхования обязательным документом для поступления государственную гражданскую службу (79-ФЗ «О Государственной гражданской службе РФ»)?</text:p>
          </table:table-cell>
          <table:table-cell office:value-type="string" calcext:value-type="string">
            <text:p>Да являетс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, не является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Личные дела гражданских служащих, уволенных с гражданской службы, хранятся <text:s/>кадровым подразделением соответствующего государственного органа (79-ФЗ «О Государственной гражданской службе РФ»):</text:p>
          </table:table-cell>
          <table:table-cell office:value-type="string" calcext:value-type="string">
            <text:p>5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оян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ражданским служащим, замещающим старшую группу должностей, предоставляется ежегодный основной оплачиваемый отпуск продолжительностью (79-ФЗ «О Государственной гражданской службе РФ»):</text:p>
          </table:table-cell>
          <table:table-cell office:value-type="string" calcext:value-type="string">
            <text:p>30 календар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 календар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календар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 календар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аво на использование отпуска за первый год работы возникает у работника (79-ФЗ «О Государственной гражданской службе РФ»):</text:p>
          </table:table-cell>
          <table:table-cell office:value-type="string" calcext:value-type="string">
            <text:p>По истечении 6 месяцев непрерывной работы у данного работода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истечении 9 месяцев непрерывной работы у данного работод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календарного года после поступления на работ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ражданский служащий имеет право расторгнуть <text:s/>служебный контракт и уволиться с гражданской службы по собственной инициативе, предупредив об этом представителя нанимателя (79-ФЗ «О Государственной гражданской службе РФ»):</text:p>
          </table:table-cell>
          <table:table-cell office:value-type="string" calcext:value-type="string">
            <text:p>За десять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е недел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один месяц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бязан предупрежда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и сокращении в государственном органе должностей гражданской службы представитель нанимателя сообщает об этом в письменной форме гражданским служащим (79-ФЗ «О Государственной гражданской службе РФ»):</text:p>
          </table:table-cell>
          <table:table-cell office:value-type="string" calcext:value-type="string">
            <text:p>Не менее чем за две недели до сокращения должност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один месяц до сокращения должност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а месяца до сокращения должност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три месяца до сокращения должност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Что запрещается гражданскому служащему в связи с прохождением гражданской службы (79-ФЗ «О Государственной гражданской службе РФ»):</text:p>
          </table:table-cell>
          <table:table-cell office:value-type="string" calcext:value-type="string">
            <text:p>Приобретать в собственность объекты недвижимого имуще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лучать доход от педагогической, научной и иной творческой деятель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обретать в случаях, установленных федеральным законом, ценные бумаги, по которым может быть получен доход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 соответствии с Конституцией Российской Федерации высшей ценностью является:</text:p>
          </table:table-cell>
          <table:table-cell office:value-type="string" calcext:value-type="string">
            <text:p>Территориальная целостность и независимость государ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ловек, его права и свобод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циально политический стр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осударственная власть и её институт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осителем суверенитета и единственным источником власти в Российской Федерации является:</text:p>
          </table:table-cell>
          <table:table-cell office:value-type="string" calcext:value-type="string">
            <text:p>Президент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е собра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ногонациональный нар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ституционный суд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Государственная власть в России осуществляется на основе:</text:p>
          </table:table-cell>
          <table:table-cell office:value-type="string" calcext:value-type="string">
            <text:p>иерархической подчине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дконтрольности всех ветвей власти Президенту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зделения на законодательную, исполнительную и судебну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родного самоупра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 своему государственному устройству Россия является:</text:p>
          </table:table-cell>
          <table:table-cell office:value-type="string" calcext:value-type="string">
            <text:p>Федеративным государств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нитарным государств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нфедеративным государств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 Конституции Российской Федерации – Россия есть:</text:p>
          </table:table-cell>
          <table:table-cell office:value-type="string" calcext:value-type="string">
            <text:p>демократическое федеративное правовое государство с республиканской формой прав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мократическое федеративное правовое государство с президентской формой 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мократическое федеративное правовое государство с парламентской формой пра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 Конституции Российской Федерации нормативные правовые акты, затрагивающие права, свободы и обязанности человека и гражданина:</text:p>
          </table:table-cell>
          <table:table-cell office:value-type="string" calcext:value-type="string">
            <text:p>Должны быть приняты в установленном поряд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гут применяться, если они не опубликованы официально для всеобщего свед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лжны соответствовать международным стандарта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гут противоречить Уставу ООН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Сбор, хранение, использование и распространение информации о частной жизни лица:</text:p>
          </table:table-cell>
          <table:table-cell office:value-type="string" calcext:value-type="string">
            <text:p>не допускаетс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пускается с его соглас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пускается по решению правоохранительных орган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Государственную власть в Российской Федерации осуществляют: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ногонациональный нар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нституционный суд Российской Федерации, Верховный суд Российской Федерации, Арбитражный суд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Конституция Российской Федерации:</text:p>
          </table:table-cell>
          <table:table-cell office:value-type="string" calcext:value-type="string">
            <text:p>имеет высшую юридическую силу, прямое действие и применяется на всей территории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меет высшую юридическую силу. На территории республик, входящих в состав Российской Федерации, действует в пределах предусмотренных конституциями этих республи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Основные права и свободы человека:</text:p>
          </table:table-cell>
          <table:table-cell office:value-type="string" calcext:value-type="string">
            <text:p>Закреплены в Федеральных закона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отчуждаемы и принадлежат каждому от рожд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ередаются по наследств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Об изменении существенных условий служебного контракта гражданский служащий должен быть уведомлен представителем нанимателя(79-ФЗ «О Государственной гражданской службе РФ»):</text:p>
          </table:table-cell>
          <table:table-cell office:value-type="string" calcext:value-type="string">
            <text:p>Не позднее чем за три месяца до их введ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два месяца до их введ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чем за один месяц до их введ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Кандидатам, участвовавшим в конкурсе на замещение вакантных должностей федеральной государственной гражданской службы, сообщается о результатах конкурса в письменной форме в течение (79-ФЗ «О Государственной гражданской службе РФ»):</text:p>
          </table:table-cell>
          <table:table-cell office:value-type="string" calcext:value-type="string">
            <text:p>Трех дней со дня его заверш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надцати дней со дня его заверш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еми дней со дня его завершен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 каких случаях гражданин не может быть принят на гражданскую службу, а гражданский служащий не может находиться на гражданской службе (79-ФЗ «О Государственной гражданской службе РФ»):</text:p>
          </table:table-cell>
          <table:table-cell office:value-type="string" calcext:value-type="string">
            <text:p>Осуждения его к наказанию, исключающему возможность исполнения должностных обязанностей по должности государственной службы, по приговору суда, вступившему в законную силу, а также в случае наличия не снятой или не погашенной в установленном федеральным законом порядке судимос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Если он имел или имеет судим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отсутствии регистрации по месту жительства или пребы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стижения гражданином возраста 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Гражданин Российской Федерации может самостоятельно осуществлять в полном объеме свои права и обязанности:</text:p>
          </table:table-cell>
          <table:table-cell office:value-type="string" calcext:value-type="string">
            <text:p>с 14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16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18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 20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фессиональная переподготовка, повышение квалификации и стажировка гражданского служащего осуществляются (79-ФЗ «О Государственной гражданской службе РФ»):</text:p>
          </table:table-cell>
          <table:table-cell office:value-type="string" calcext:value-type="string">
            <text:p>В течение трех лет с момента его приёма на федеральную государственную гражданскую служб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всего периода прохождения им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и пяти лет с момента его приёма на федеральную государственную гражданскую служб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Служебная проверка проводится (79-ФЗ «О Государственной гражданской службе РФ»):</text:p>
          </table:table-cell>
          <table:table-cell office:value-type="string" calcext:value-type="string">
            <text:p>По письменному заявлению гражданского служащег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представителя нанима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представителя нанимателя или по письменному заявлению гражданского служащег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докладной записке руководителя структурного подразде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аво переносить выходные дни на другие дни имеет (79-ФЗ «О Государственной гражданской службе РФ»):</text:p>
          </table:table-cell>
          <table:table-cell office:value-type="string" calcext:value-type="string">
            <text:p>Правительство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зидент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е Собрание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Если гражданский служащий не представил сведения 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либо представил заведомо недостоверные или неполные сведения, является ли это правонарушением, влекущим увольнение гражданского служащего с гражданской службы (79-ФЗ «О Государственной гражданской службе РФ»)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едставитель нанимателя вправе отстранить от замещаемой должности гражданской службы (не допускать к исполнению должностных обязанностей) гражданского служащего на период: проведения проверки достоверности и полноты сведений о доходах, расходах, об имуществе и обязательствах имущественного характера, представляемых гражданским служащим в соответствии с Федеральным законом от 25. 12. 2008. N 273-ФЗ "О противодействии коррупции" и другими федеральными законами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Может ли быть расторгнут служебный контракт представителем нанимателя, а гражданский служащий освобожден от замещаемой должности гражданской службы и уволен с гражданской службы в случае утраты доверия к гражданскому служащему в случаях несоблюдения ограничений и запретов, требований о предотвращении или об урегулировании конфликта интересов и неисполнения обязанностей, установленных в целях противодействия коррупции Федеральными законами от 27.07.2004 № 79-ФЗ « О Государственной гражданской службе Российской Федерации», от 25 12 2008 N 273-ФЗ "О противодействии коррупции"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Комиссия по служебным спорам обязана рассмотреть служебный спор (79-ФЗ «О Государственной гражданской службе РФ»):</text:p>
          </table:table-cell>
          <table:table-cell office:value-type="string" calcext:value-type="string">
            <text:p>В течение десяти календарных дней со дня подачи письменного заяв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месяца со дня подачи письменного зая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трех месяцев со дня подачи письменного зая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Служебная проверка в отношении гражданского служащего должна быть завершена (79-ФЗ «О Государственной гражданской службе РФ»):</text:p>
          </table:table-cell>
          <table:table-cell office:value-type="string" calcext:value-type="string">
            <text:p>Не позднее чем через месяц после обнаружения дисциплинарного проступ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через месяц со дня принятия решения о <text:s/>проведении служебной проверк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трех месяцев со дня совершения дисциплинарного проступ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трех месяцев со дня принятия решения о проведении служебной проверк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Исполнительную власть Российской Федерации осуществляет:</text:p>
          </table:table-cell>
          <table:table-cell office:value-type="string" calcext:value-type="string">
            <text:p>Совет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ительство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осударственная Дум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авосудие в Российской Федерации осуществляется:</text:p>
          </table:table-cell>
          <table:table-cell office:value-type="string" calcext:value-type="string">
            <text:p>Правительством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ом Российской Федерации и суд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охранительными орган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лько судо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едставительным и законодательным органом Российской Федерации является:</text:p>
          </table:table-cell>
          <table:table-cell office:value-type="string" calcext:value-type="string">
            <text:p>Государственная Дум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е Собрани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ительство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Разрешено ли государственному служащему получать в связи с исполнением должностных обязанностей вознаграждение от физических и юридических лиц:</text:p>
          </table:table-cell>
          <table:table-cell office:value-type="string" calcext:value-type="string">
            <text:p>нет, не разрешен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зрешено, если стоимость подарка не превышает 5 МРО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зрешено, если стоимость подарка не превышает 2 МРО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зреше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Обязан ли государственный служащий сообщать представителю нанимателя о личной заинтересованности при исполнении им должностных обязанностей:</text:p>
          </table:table-cell>
          <table:table-cell office:value-type="string" calcext:value-type="string">
            <text:p>да, обязан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, не обязан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усмотрение государственного служащег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 какой срок государственный служащий должен представлять представителю нанимателя сведения о доходах, об имуществе и обязательствах имущественного характера:</text:p>
          </table:table-cell>
          <table:table-cell office:value-type="string" calcext:value-type="string">
            <text:p>ежегодно, не позднее 30 апреля года, следующего за отчетны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ежегодно, не позднее 30 марта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жегодно, не позднее 31 января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любое удобное для государственного служащего время в течении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рассрочка испол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срочка исполн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интеллектуальная собственност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теллектуальная собстве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десятидневный срок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сяти-дневный <text:s/>сро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акт приема-передач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кт приемопередач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Исполнить в течение 7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полнить в течении 7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По истечении срока испол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истечению <text:s/>срока исполн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эмиссионные ценные бумаг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мисионые <text:s/>ценные бумаг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информационно-телекоммуникационные се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формационно-телекоммуникационые се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берите правильно написанное название документа:</text:p>
          </table:table-cell>
          <table:table-cell office:value-type="string" calcext:value-type="string">
            <text:p>нормативно правовой ак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рмативно-правовой ак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рмативный правовой ак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рассмотрение жало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ссматривание жалоб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мотрение жалоб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идентификационный номер <text:s/>налогоплательщи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динтефикационый <text:s/>номер налогоплотельщи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бесхозяйное имуществ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есхозное имуществ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ипотечный сертифика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ппотечный <text:s/>сертефика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немедленное исполнени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медленое исполнени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дебеторская задолже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биторская задолженность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кредиторская задолженност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редеторская задолже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профессиональный учасник рынка ценных бумаг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фессиональный участник рынка ценных бумаг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фесиональный участник рынка ценых бумаг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согласно сведений регестрирующих орган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гласно сведениям <text:s/>регистрирующих органов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пропорционально сумме долг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порционально суммы долг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Выберите правильный <text:s/>вариант написания:</text:p>
          </table:table-cell>
          <table:table-cell office:value-type="string" calcext:value-type="string">
            <text:p>проведено взыскание имуще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ращено взыскание <text:s/>на имущество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Выберите правильный <text:s/>вариант написания:</text:p>
          </table:table-cell>
          <table:table-cell office:value-type="string" calcext:value-type="string">
            <text:p>наложение ареста <text:s/>на имуществ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лагать арест на имуществ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исполнительские действ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сполнительные действ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преюдициальное значени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юсдикционное значени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Укажите слово с правильно поставленным ударением:</text:p>
          </table:table-cell>
          <table:table-cell office:value-type="string" calcext:value-type="string">
            <text:p>ПрИгово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говОр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Укажите слово с правильно поставленным ударением:</text:p>
          </table:table-cell>
          <table:table-cell office:value-type="string" calcext:value-type="string">
            <text:p>ПринудИ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нУдить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Укажите слово с правильно поставленным ударнием:</text:p>
          </table:table-cell>
          <table:table-cell office:value-type="string" calcext:value-type="string">
            <text:p>квартА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вАртал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Укажите слово с правильно поставленным ударением:</text:p>
          </table:table-cell>
          <table:table-cell office:value-type="string" calcext:value-type="string">
            <text:p>присУжденное имуществ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суждЕнное имущество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Определите предложение с речевыми ошибками. Укажите правильный <text:s/>вариант написания:</text:p>
          </table:table-cell>
          <table:table-cell office:value-type="string" calcext:value-type="string">
            <text:p>На месте было совершено ряд исполнительных действ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месте был совершен ряд исполнительных действи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Определите предложение с речевыми ошибками, укажите правильный вариант написания:</text:p>
          </table:table-cell>
          <table:table-cell office:value-type="string" calcext:value-type="string">
            <text:p>Этот <text:s/>документ соответствует предъявляемым требованиям и <text:s/>заверен <text:s/>печатью лица, его выдавшег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тот документ соответствует, предъявляемым требованиям, <text:s/>и заверяется <text:s/>печатью его выдавшего лиц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Определите предложение с речевыми ошибками, укажите правильный <text:s/>вариант написания:</text:p>
          </table:table-cell>
          <table:table-cell office:value-type="string" calcext:value-type="string">
            <text:p>Судебный пристав-исполнитель организовал и выселяет принудительно должни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ый пристав-исполнитель организовал и производит принудительное выселение должник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Определите предложение с речевыми ошибками, укажите правильный вариант написания:</text:p>
          </table:table-cell>
          <table:table-cell office:value-type="string" calcext:value-type="string">
            <text:p>При выходе на место совершения исполнительных действи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ходе выхода на место <text:s/>совершения исполнительных действи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В данном случае частица Не пишется слитно или раздельно (укажите правильный вариант):</text:p>
          </table:table-cell>
          <table:table-cell office:value-type="string" calcext:value-type="string">
            <text:p>Ненадлежащее уведомление должни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надлежащее уведомление должни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В данном случае частица НЕ или НИ <text:s/>пишется слитно или раздельно (укажите правильный вариант):</text:p>
          </table:table-cell>
          <table:table-cell office:value-type="string" calcext:value-type="string">
            <text:p>Должник ни разу не прибыл по <text:s/>вызову <text:s/>к судебному приставу-исполнител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лжник ниразу не <text:s/>прибыл по <text:s/>вызову <text:s/>к судебному приставу-исполнител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ик не разу <text:s/>ни прибыл по <text:s/>вызову <text:s/>к судебному приставу-исполнител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В данном случае частица НЕ или НИ пишется слитно или раздельно (укажите правильный вариант):</text:p>
          </table:table-cell>
          <table:table-cell office:value-type="string" calcext:value-type="string">
            <text:p>Арест накладывается независимо от наличия у должника другого имуществ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рест накладывается ни зависимо от наличия у должника другого имущест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В данном случае частица Не пишется слитно или раздельно (укажите правильный вариант):</text:p>
          </table:table-cell>
          <table:table-cell office:value-type="string" calcext:value-type="string">
            <text:p>Ненадлежащее уведомление должника <text:s/>не указывает о нарушении его пра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надлежащее уведомление должника <text:s/>ни <text:s/>указывает о нарушении его пра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Гражданским служащим, замещающим должности гражданской службы без ограничения срока полномочий, классные чины в пределах группы должностей гражданской службы присваиваются:</text:p>
          </table:table-cell>
          <table:table-cell office:value-type="string" calcext:value-type="string">
            <text:p>по результатам работ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срока, установленного для прохождения гражданской службы в предыдущем классном чине, при положительной оценке его профессиональной служебной деятельнос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выслуге лет на государственной гражданской служб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В разрешении вопросов, связанных с соблюдением требований к служебному поведению гражданских служащих и урегулированием конфликтов интересов, участвует:</text:p>
          </table:table-cell>
          <table:table-cell office:value-type="string" calcext:value-type="string">
            <text:p>комиссия, образованная в государственном органе субъект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миссии по соблюдению требований к служебному поведению гражданских служащих и урегулированию конфликтов интерес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дминистративная комисс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ровой судь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Сведения о доходах, об имуществе и обязательствах имущественного характера представляются государственными служащими, замещающими должности    государственной службы предусмотренные перечнем _x000D_</text:p>
            <text:p>должностей, утвержденным Указом Президента Российской Федерации от 18 мая 2009 г. N 55:_x000D_</text:p>
            <text:p/>
          </table:table-cell>
          <table:table-cell office:value-type="string" calcext:value-type="string">
            <text:p>01 апреля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марта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апреля года, следующего за отчетны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На гражданскую службу вправе поступать граждане Российской Федерации, владеющие государственным языком Российской Федерации и соответствующие квалификационным требованиям, достигшие возраста:</text:p>
          </table:table-cell>
          <table:table-cell office:value-type="string" calcext:value-type="string">
            <text:p>21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Служебный контракт заключается в письменной форме, и подписывается сторонами:</text:p>
          </table:table-cell>
          <table:table-cell office:value-type="string" calcext:value-type="string">
            <text:p>в двух экземплярах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ех экземпляра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ырех экземпляра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Засчитываются ли в срок испытания периоды временной нетрудоспособности гражданского служащего и другие периоды, когда фактически не исполнялись должностные обязанности:</text:p>
          </table:table-cell>
          <table:table-cell office:value-type="string" calcext:value-type="string">
            <text:p>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Нормальная продолжительность служебного времени для гражданского служащего не может превышать в неделю:</text:p>
          </table:table-cell>
          <table:table-cell office:value-type="string" calcext:value-type="string">
            <text:p>36 час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час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 ча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и назначении на должность гражданского служащего может быть предусмотрено испытание гражданского служащего в целях проверки его соответствия замещаемой должности гражданской службы. Срок испытания устанавливается продолжительностью:</text:p>
          </table:table-cell>
          <table:table-cell office:value-type="string" calcext:value-type="string">
            <text:p>от одного месяца до одного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 трех до шести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 шести месяцев до одного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Гражданский служащий до истечения срока испытания вправе расторгнуть служебный контракт по собственному желанию, предупредив об этом представителя нанимателя в письменной форме:</text:p>
          </table:table-cell>
          <table:table-cell office:value-type="string" calcext:value-type="string">
            <text:p>не позднее чем за три дн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чем за 5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7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<text:s/>месяц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ередача персональных данных гражданского служащего третьей стороне допускается:</text:p>
          </table:table-cell>
          <table:table-cell office:value-type="string" calcext:value-type="string">
            <text:p>с согласия гражданского служащег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з согласия гражданского служащег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письменного согласия гражданского служащего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Гражданским служащим предоставляется ежегодный дополнительный оплачиваемый отпуск за выслугу лет продолжительностью:</text:p>
          </table:table-cell>
          <table:table-cell office:value-type="string" calcext:value-type="string">
            <text:p>при стаже гражданской службы от 1 года до 5 лет - 1 календарный день; - при стаже гражданской службы от 5 до 10 лет - 5 календарных дней; - при стаже гражданской службы от 10 до 15 лет - 7 календарных дней; - при стаже гражданской службы 15 лет и более - 10 календар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 стаже гражданской службы от 1 года до 5 лет - 3 календарных дня; - при стаже гражданской службы от 5 до 10 лет - 5 календарных дней; - при стаже гражданской службы от 10 до 15 лет - 10 календарных дней; - при стаже гражданской службы 15 лет и более - 15 календар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стаже гражданской службы от 1 года до 5 лет - 1 календарный день; - при стаже гражданской службы от 5 до 10 лет - 5 календарных дней; - при стаже гражданской службы от 10 до 15 лет - 10 календарных дней; - при стаже гражданской службы 15 лет и более - 15 календар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фессиональная служебная деятельность гражданского служащего осуществляется в соответствии:</text:p>
          </table:table-cell>
          <table:table-cell office:value-type="string" calcext:value-type="string">
            <text:p>с должностным регламентом, утверждаемым представителем нанимате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илами внутреннего трудового распоряд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ставом профсоюзной огрганиз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Гражданский служащий, не сдавший квалификационный экзамен, может выступить с инициативой о проведении повторного квалификационного экзамена не ранее чем:</text:p>
          </table:table-cell>
          <table:table-cell office:value-type="string" calcext:value-type="string">
            <text:p>Не ранее чем через 3 месяца после проведения данного экзамен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ранее чем через 6 месяцев после проведения данного экзамен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ранее чем через 1 год после проведения данного экзамен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руководителя подразде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Включение гражданского служащего (гражданина) в кадровый резерв для замещения должности гражданской службы осуществляется по результатам:</text:p>
          </table:table-cell>
          <table:table-cell office:value-type="string" calcext:value-type="string">
            <text:p>конкурс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арактеристик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коменд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овышение квалификации гражданского служащего осуществляется по мере необходимости, но не реже:</text:p>
          </table:table-cell>
          <table:table-cell office:value-type="string" calcext:value-type="string">
            <text:p>одного раза в три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ного раза в пять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жегод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Аттестация гражданского служащего проводится:</text:p>
          </table:table-cell>
          <table:table-cell office:value-type="string" calcext:value-type="string">
            <text:p>один раз в три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ного раза в пять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жегод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Какие размеры полей должен иметь напечатанный лист документа, оформленный как на бланке, так и без бланка:</text:p>
          </table:table-cell>
          <table:table-cell office:value-type="string" calcext:value-type="string">
            <text:p>левое - от 20 мм до 30мм; правое - от 10 мм до 15мм; верхнее - не менее 20 мм; нижнее <text:s/>- <text:s/>не менее20 м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вое - 20 мм; правое - 10 мм; верхнее - 20 мм; нижнее - 20 м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евое - 30 мм; правое - 15 мм; верхнее- 10 мм; нижнее - 10 м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евое - 20 мм; правое - 5 мм; верхнее - 10 мм; нижнее - 10 м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Где проставляются порядковые номера страниц при оформлении текста документа на двух и более страницах:</text:p>
          </table:table-cell>
          <table:table-cell office:value-type="string" calcext:value-type="string">
            <text:p>посередине нижнего поля страниц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ередине верхнего поля страниц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права нижнего поля страниц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верху нижнего поля страниц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Каким размером шрифта печатаются тексты документов, согласно приказу ФССП России от 10.12.2010 № 682:</text:p>
          </table:table-cell>
          <table:table-cell office:value-type="string" calcext:value-type="string">
            <text:p>12-13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15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14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-15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Где проставляется отметка об исполнителе документа при подготовке служебных писем:</text:p>
          </table:table-cell>
          <table:table-cell office:value-type="string" calcext:value-type="string">
            <text:p>в левом нижнем углу лицевой стороны докумен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авом нижнем углу лицевой стороны докумен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левом нижнем углу оборотной стороны докумен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правом нижнем углу оборотной стороны докумен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авила написания отметки о наличии приложений:</text:p>
          </table:table-cell>
          <table:table-cell office:value-type="string" calcext:value-type="string">
            <text:p>Реквизит «Приложение» оформляется под текстом письма от границы левого по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квизит «Приложение» печатается с абзац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Непредставление государственным гражданским служащим сведений 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<text:s/>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50:59</meta:creation-date>
    <dc:date>2018-01-17T06:51:09</dc:date>
    <meta:generator>LibreOffice/5.2.7.2$Linux_X86_64 LibreOffice_project/20m0$Build-2</meta:generator>
    <meta:document-statistic meta:table-count="1" meta:cell-count="10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